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0.85cm" fo:min-width="14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6.75cm" fo:min-width="11.8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0.8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4.23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36cm" fo:min-width="2.82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cm" fo:min-width="2.75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94cm" fo:min-width="3.1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7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.6cm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2.2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21.1cm" svg:x="3.7cm" svg:y="5.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3cm" svg:height="17cm" svg:x="5.1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3cm" svg:height="0.7cm" svg:x="5.7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3cm" svg:height="0.7cm" svg:x="5.6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3cm" svg:height="0.7cm" svg:x="5.6cm" svg:y="11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6cm" svg:y1="6.6cm" svg:x2="3.8cm" svg:y2="4.9cm">
          <text:p/>
        </draw:line>
        <draw:custom-shape draw:style-name="gr5" draw:text-style-name="P1" draw:layer="layout" svg:width="6.7cm" svg:height="1.5cm" svg:x="2.3cm" svg:y="3.8cm">
          <text:p text:style-name="P1">PagedEOLC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6cm" svg:y1="17.3cm" svg:x2="3cm" svg:y2="17.4cm">
          <text:p/>
        </draw:line>
        <draw:custom-shape draw:style-name="gr6" draw:text-style-name="P1" draw:layer="layout" svg:width="4.7cm" svg:height="2.1cm" svg:x="-1.4cm" svg:y="16.4cm">
          <text:p text:style-name="P1">Singe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cm" svg:y1="10cm" svg:x2="2.9cm" svg:y2="9.7cm">
          <text:p/>
        </draw:line>
        <draw:custom-shape draw:style-name="gr7" draw:text-style-name="P1" draw:layer="layout" svg:width="4.6cm" svg:height="2.7cm" svg:x="-1.1cm" svg:y="8.2cm">
          <text:p text:style-name="P1">Single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3cm" svg:y1="26.4cm" svg:x2="10.6cm" svg:y2="27.6cm">
          <text:p/>
        </draw:line>
        <draw:custom-shape draw:style-name="gr8" draw:text-style-name="P1" draw:layer="layout" svg:width="5.1cm" svg:height="1.9cm" svg:x="7.7cm" svg:y="27.3cm">
          <text:p text:style-name="P1">Page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7.5cm" svg:height="0.5cm" svg:x="7.3cm" svg:y="2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0.6cm" svg:x="14.4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1cm" svg:y1="4.8cm" svg:x2="15.4cm" svg:y2="8.3cm">
          <text:p/>
        </draw:line>
        <draw:custom-shape draw:style-name="gr11" draw:text-style-name="P1" draw:layer="layout" svg:width="3.9cm" svg:height="1.2cm" svg:x="12.8cm" svg:y="3.7cm">
          <text:p text:style-name="P1">Sort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4:25:21.247273168</meta:creation-date>
    <dc:date>2020-09-24T14:35:48.498498475</dc:date>
    <meta:editing-duration>PT17S</meta:editing-duration>
    <meta:editing-cycles>1</meta:editing-cycles>
    <meta:document-statistic meta:object-count="17"/>
    <meta:generator>LibreOffice/6.4.6.2$Linux_X86_64 LibreOffice_project/40$Build-2</meta:generator>
  </office:meta>
</office:document-meta>
</file>